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30000016A8D36CB3A.png" manifest:media-type="image/png"/>
  <manifest:file-entry manifest:full-path="Pictures/10000001000001E9000000CAE9B26D0C.png" manifest:media-type="image/png"/>
  <manifest:file-entry manifest:full-path="Pictures/10000001000002070000010AB718B929.png" manifest:media-type="image/png"/>
  <manifest:file-entry manifest:full-path="Pictures/10000001000001EF000000BEE98E288B.png" manifest:media-type="image/png"/>
  <manifest:file-entry manifest:full-path="Pictures/10000001000004190000007CB1DD15F0.png" manifest:media-type="image/png"/>
  <manifest:file-entry manifest:full-path="Pictures/100000010000021A00000194DA249BB1.png" manifest:media-type="image/png"/>
  <manifest:file-entry manifest:full-path="Pictures/1000000100000201000001432D86D30D.png" manifest:media-type="image/png"/>
  <manifest:file-entry manifest:full-path="Pictures/10000001000001DB000000A7BAECF80A.png" manifest:media-type="image/png"/>
  <manifest:file-entry manifest:full-path="Pictures/10000001000001CD000000B8842EBE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b6a8e" officeooo:paragraph-rsid="001b6a8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1b6a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est paper</text:span> </text:p>
      <text:p text:style-name="P4"/>
      <text:p text:style-name="Standard"/>
      <text:p text:style-name="Standard"/>
      <text:p text:style-name="Standard"><draw:frame draw:style-name="fr3" draw:name="Image2" text:anchor-type="char" svg:width="12.196cm" svg:height="4.867cm" draw:z-index="0"><draw:image xlink:href="Pictures/10000001000001CD000000B8842EBE05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width="12.566cm" svg:height="4.417cm" draw:z-index="1"><draw:image xlink:href="Pictures/10000001000001DB000000A7BAECF80A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3.571cm" svg:height="8.544cm" draw:z-index="2"><draw:image xlink:href="Pictures/1000000100000201000001432D86D30D.png" xlink:type="simple" xlink:show="embed" xlink:actuate="onLoad" draw:mime-type="image/png"/></draw:frame><text:s text:c="3"/></text:p>
      <text:p text:style-name="Standard"/>
      <text:p text:style-name="Standard"><draw:frame draw:style-name="fr1" draw:name="Image5" text:anchor-type="char" svg:width="14.233cm" svg:height="10.687cm" draw:z-index="3"><draw:image xlink:href="Pictures/100000010000021A00000194DA249BB1.png" xlink:type="simple" xlink:show="embed" xlink:actuate="onLoad" draw:mime-type="image/png"/></draw:frame><text:soft-page-break/><text:s/></text:p>
      <text:p text:style-name="Standard"/>
      <text:p text:style-name="Standard"><draw:frame draw:style-name="fr4" draw:name="Image6" text:anchor-type="char" svg:width="17cm" svg:height="2.009cm" draw:z-index="4"><draw:image xlink:href="Pictures/10000001000004190000007CB1DD15F0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char" svg:width="13.73cm" svg:height="7.036cm" draw:z-index="5"><draw:image xlink:href="Pictures/10000001000002070000010AB718B929.png" xlink:type="simple" xlink:show="embed" xlink:actuate="onLoad" draw:mime-type="image/png"/></draw:frame><text:s text:c="2"/></text:p>
      <text:p text:style-name="Standard"/>
      <text:p text:style-name="Standard"><text:soft-page-break/></text:p>
      <text:p text:style-name="Standard"><text:s/></text:p>
      <text:p text:style-name="Standard"/>
      <text:p text:style-name="Standard"><draw:frame draw:style-name="fr1" draw:name="Image1" text:anchor-type="char" svg:width="13.095cm" svg:height="5.025cm" draw:z-index="6"><draw:image xlink:href="Pictures/10000001000001EF000000BEE98E288B.png" xlink:type="simple" xlink:show="embed" xlink:actuate="onLoad" draw:mime-type="image/png"/></draw:frame></text:p>
      <text:p text:style-name="Standard"><text:s text:c="2"/></text:p>
      <text:p text:style-name="Standard"/>
      <text:p text:style-name="Standard"><draw:frame draw:style-name="fr2" draw:name="Image8" text:anchor-type="char" svg:x="2.032cm" svg:y="0.61cm" svg:width="12.936cm" svg:height="5.343cm" draw:z-index="7"><draw:image xlink:href="Pictures/10000001000001E9000000CAE9B26D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0.774cm" svg:height="7.816cm" draw:z-index="8"><draw:image xlink:href="Pictures/10000001000001F30000016A8D36CB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5"/><text:span text:style-name="T1">*********************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b6a8e" officeooo:paragraph-rsid="001b6a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Trivandrum Maths and Compute Tuition 9037030309 , 0471 296347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0:19:37.508242922</meta:creation-date>
    <dc:date>2024-08-17T10:27:22.727280243</dc:date>
    <meta:editing-duration>PT7M44S</meta:editing-duration>
    <meta:editing-cycles>3</meta:editing-cycles>
    <meta:generator>LibreOffice/24.2.5.2$Linux_X86_64 LibreOffice_project/420$Build-2</meta:generator>
    <meta:print-date>2024-08-17T10:30:20.869330344</meta:print-date>
    <meta:document-statistic meta:table-count="0" meta:image-count="9" meta:object-count="0" meta:page-count="3" meta:paragraph-count="11" meta:word-count="12" meta:character-count="115" meta:non-whitespace-character-count="87"/>
  </office:meta>
</office:document-meta>
</file>